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table:style-name="Default"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result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get_table_from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write_table_to_file</text:p>
          </table:table-cell>
          <table:table-cell table:style-name="ce1"/>
          <table:table-cell/>
          <table:table-cell table:style-name="Default"/>
          <table:table-cell/>
          <table:table-cell office:value-type="string" calcext:value-type="string">
            <text:p>asdfsdfs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Laci</text:p>
          </table:table-cell>
          <table:table-cell/>
          <table:table-cell office:value-type="string" calcext:value-type="string">
            <text:p>gewagrag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which_year_max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vg_amount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longest_name_i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subscribed_emails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oldest_person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person_closest_to_averag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ailable_items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erage_durability_by_manufacturer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lower_price_item_i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items_sold_between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counts_by_manufacturer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average_by_manufacturer</text:p>
          </table:table-cell>
          <table:table-cell table:style-name="ce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3:41:05.675075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4T13:41:20.307422312</dc:date>
    <meta:editing-duration>PT13M12S</meta:editing-duration>
    <meta:editing-cycles>7</meta:editing-cycles>
    <meta:generator>LibreOffice/6.2.7.1$Linux_X86_64 LibreOffice_project/20$Build-1</meta:generator>
    <meta:document-statistic meta:table-count="1" meta:cell-count="188" meta:object-count="0"/>
  </office:meta>
</office:document-meta>
</file>